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1ee2f9" officeooo:paragraph-rsid="001ee2f9"/>
    </style:style>
    <style:style style:name="P2" style:family="paragraph" style:parent-style-name="Text_20_body">
      <style:text-properties officeooo:rsid="001ee2f9" officeooo:paragraph-rsid="001ee2f9"/>
    </style:style>
    <style:style style:name="P3" style:family="paragraph" style:parent-style-name="Text_20_body">
      <style:text-properties officeooo:rsid="0020b2a5" officeooo:paragraph-rsid="0020b2a5"/>
    </style:style>
    <style:style style:name="P4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text-indent="0cm" style:auto-text-indent="false" style:page-number="auto" fo:background-color="transparent" fo:keep-with-next="always"/>
      <style:text-properties officeooo:paragraph-rsid="0036cddb"/>
    </style:style>
    <style:style style:name="P5" style:family="paragraph" style:parent-style-name="Text_20_body">
      <style:text-properties officeooo:rsid="00222b91" officeooo:paragraph-rsid="0024114a"/>
    </style:style>
    <style:style style:name="P6" style:family="paragraph" style:parent-style-name="Text_20_body">
      <style:text-properties officeooo:rsid="00222b91" officeooo:paragraph-rsid="0024f069"/>
    </style:style>
    <style:style style:name="P7" style:family="paragraph" style:parent-style-name="Text_20_body">
      <style:text-properties officeooo:rsid="00222b91" officeooo:paragraph-rsid="00222b91"/>
    </style:style>
    <style:style style:name="P8" style:family="paragraph" style:parent-style-name="Text_20_body">
      <style:text-properties officeooo:rsid="00222b91" officeooo:paragraph-rsid="002d5fd0"/>
    </style:style>
    <style:style style:name="P9" style:family="paragraph" style:parent-style-name="Text_20_body">
      <style:text-properties officeooo:rsid="00222b91" officeooo:paragraph-rsid="002754fd"/>
    </style:style>
    <style:style style:name="P10" style:family="paragraph" style:parent-style-name="Text_20_body">
      <style:text-properties officeooo:paragraph-rsid="0048f311"/>
    </style:style>
    <style:style style:name="P11" style:family="paragraph" style:parent-style-name="Text_20_body">
      <style:text-properties officeooo:rsid="00222b91" officeooo:paragraph-rsid="002eab9f"/>
    </style:style>
    <style:style style:name="P12" style:family="paragraph" style:parent-style-name="Text_20_body">
      <style:text-properties officeooo:rsid="00222b91" officeooo:paragraph-rsid="0031d3f5"/>
    </style:style>
    <style:style style:name="P13" style:family="paragraph" style:parent-style-name="Text_20_body">
      <style:text-properties officeooo:rsid="0038aec5" officeooo:paragraph-rsid="0042ed86"/>
    </style:style>
    <style:style style:name="P14" style:family="paragraph" style:parent-style-name="Heading_20_3">
      <style:text-properties officeooo:paragraph-rsid="0042ed86"/>
    </style:style>
    <style:style style:name="P15" style:family="paragraph" style:parent-style-name="Text_20_body">
      <style:text-properties officeooo:rsid="0038aec5" officeooo:paragraph-rsid="0038aec5"/>
    </style:style>
    <style:style style:name="P16" style:family="paragraph" style:parent-style-name="Heading_20_3">
      <style:text-properties officeooo:paragraph-rsid="0040efbd"/>
    </style:style>
    <style:style style:name="P17" style:family="paragraph" style:parent-style-name="Heading_20_3">
      <style:text-properties officeooo:paragraph-rsid="004c060a"/>
    </style:style>
    <style:style style:name="P18" style:family="paragraph" style:parent-style-name="Text_20_body">
      <style:text-properties officeooo:paragraph-rsid="004c060a"/>
    </style:style>
    <style:style style:name="P19" style:family="paragraph" style:parent-style-name="Text_20_body">
      <style:text-properties officeooo:rsid="0038aec5" officeooo:paragraph-rsid="0040efbd"/>
    </style:style>
    <style:style style:name="P20" style:family="paragraph" style:parent-style-name="Heading_20_3">
      <style:text-properties officeooo:rsid="004c060a" officeooo:paragraph-rsid="004c060a"/>
    </style:style>
    <style:style style:name="P21" style:family="paragraph" style:parent-style-name="Text_20_body">
      <style:text-properties officeooo:paragraph-rsid="00438d37"/>
    </style:style>
    <style:style style:name="P22" style:family="paragraph" style:parent-style-name="Text_20_body">
      <style:text-properties officeooo:rsid="0038aec5" officeooo:paragraph-rsid="004c060a"/>
    </style:style>
    <style:style style:name="P23" style:family="paragraph" style:parent-style-name="Text_20_body">
      <style:text-properties officeooo:rsid="00447676" officeooo:paragraph-rsid="00447676"/>
    </style:style>
    <style:style style:name="P24" style:family="paragraph" style:parent-style-name="Text_20_body">
      <style:text-properties officeooo:rsid="0038aec5" officeooo:paragraph-rsid="00438d37"/>
    </style:style>
    <style:style style:name="P25" style:family="paragraph" style:parent-style-name="Text_20_body">
      <style:text-properties officeooo:rsid="002120aa" officeooo:paragraph-rsid="002120aa"/>
    </style:style>
    <style:style style:name="P26" style:family="paragraph" style:parent-style-name="Text_20_body">
      <style:text-properties officeooo:rsid="002120aa" officeooo:paragraph-rsid="00489814"/>
    </style:style>
    <style:style style:name="T1" style:family="text">
      <style:text-properties officeooo:rsid="002d5fd0"/>
    </style:style>
    <style:style style:name="T2" style:family="text">
      <style:text-properties officeooo:rsid="0024114a"/>
    </style:style>
    <style:style style:name="T3" style:family="text">
      <style:text-properties officeooo:rsid="00358617"/>
    </style:style>
    <style:style style:name="T4" style:family="text">
      <style:text-properties officeooo:rsid="002ad302"/>
    </style:style>
    <style:style style:name="T5" style:family="text">
      <style:text-properties officeooo:rsid="0029385a"/>
    </style:style>
    <style:style style:name="T6" style:family="text">
      <style:text-properties officeooo:rsid="00222b91"/>
    </style:style>
    <style:style style:name="T7" style:family="text">
      <style:text-properties officeooo:rsid="002f3952"/>
    </style:style>
    <style:style style:name="T8" style:family="text">
      <style:text-properties officeooo:rsid="002eab9f"/>
    </style:style>
    <style:style style:name="T9" style:family="text">
      <style:text-properties officeooo:rsid="002754fd"/>
    </style:style>
    <style:style style:name="T10" style:family="text">
      <style:text-properties officeooo:rsid="002af728"/>
    </style:style>
    <style:style style:name="T11" style:family="text">
      <style:text-properties officeooo:rsid="0040efbd"/>
    </style:style>
    <style:style style:name="T12" style:family="text">
      <style:text-properties officeooo:rsid="00427c8e"/>
    </style:style>
    <style:style style:name="T13" style:family="text">
      <style:text-properties officeooo:rsid="0042ed86"/>
    </style:style>
    <style:style style:name="T14" style:family="text">
      <style:text-properties officeooo:rsid="0045b13a"/>
    </style:style>
    <style:style style:name="T15" style:family="text">
      <style:text-properties officeooo:rsid="003a0c60"/>
    </style:style>
    <style:style style:name="T16" style:family="text">
      <style:text-properties officeooo:rsid="004c060a"/>
    </style:style>
    <style:style style:name="T17" style:family="text">
      <style:text-properties officeooo:rsid="00438d37"/>
    </style:style>
    <style:style style:name="T18" style:family="text">
      <style:text-properties officeooo:rsid="004898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Game</text:p>
      <text:h text:style-name="Heading_20_1" text:outline-level="1">Gameplay</text:h>
      <text:p text:style-name="P2">X Fe debt </text:p>
      <text:p text:style-name="P2">Strip poker</text:p>
      <text:p text:style-name="P2">→ Lose = gb</text:p>
      <text:p text:style-name="P2"/>
      <text:h text:style-name="Heading_20_1" text:outline-level="1">Fe :</text:h>
      <text:h text:style-name="Heading_20_3" text:outline-level="3">Fe1</text:h>
      <text:p text:style-name="P3">blonde woman, tall, slim, blue eyes, long hair, ponytail, <text:span text:style-name="T1">angry</text:span></text:p>
      <text:h text:style-name="Heading_20_3" text:outline-level="3">Fe2</text:h>
      <text:p text:style-name="P3">dark skin woman, very short black hair, tall, thin, scared, small breast, small ass,</text:p>
      <text:h text:style-name="Heading_20_1" text:outline-level="1">Tenues :</text:h>
      <text:h text:style-name="Heading_20_2" text:outline-level="2">Outfit 01</text:h>
      <text:h text:style-name="P4" text:outline-level="3">01-<text:span text:style-name="T2">000</text:span> - Rb Sg Sl Bs Chs: </text:h>
      <text:p text:style-name="P5"><text:span text:style-name="T3">closed </text:span>long black coat to ankles, white stockings, black shoes,</text:p>
      <text:h text:style-name="Heading_20_3" text:outline-level="3">01-001 - Rbouv Sg Sl Bs Chs:</text:h>
      <text:p text:style-name="P6">open long black coat to ankles <text:s/>completely opened on her shoulders revealing her lingerie</text:p>
      <text:h text:style-name="Heading_20_3" text:outline-level="3">01-002 - Rb Sg Sl Bs: </text:h>
      <text:p text:style-name="P7"><text:span text:style-name="T4">closed </text:span>long black coat to ankles, white stockings without shoes</text:p>
      <text:h text:style-name="Heading_20_3" text:outline-level="3">01-003 - Sg Sl Bs Chs:</text:h>
      <text:p text:style-name="P8">white lace bra and white lace panty, white stockings, black shoes,</text:p>
      <text:h text:style-name="Heading_20_3" text:outline-level="3">01-004 - Rbouv Sg Sl Bs :</text:h>
      <text:p text:style-name="P9">open long black coat <text:span text:style-name="T5">to ankles, </text:span>completely opened on her shoulders revealing her lingerie</text:p>
      <text:h text:style-name="Heading_20_3" text:outline-level="3">01-005 - Sl Bs Chs :</text:h>
      <text:p text:style-name="P10"><text:span text:style-name="T6">white lace panty, white stockings, black shoes, </text:span><text:span text:style-name="T7">without</text:span><text:span text:style-name="T8"> bra</text:span></text:p>
      <text:h text:style-name="Heading_20_3" text:outline-level="3"><text:soft-page-break/>01-006 - Sg Sl Bs : </text:h>
      <text:p text:style-name="P11">white lace bra and white lace panty, white stockings, <text:span text:style-name="T9">without </text:span>shoes,</text:p>
      <text:h text:style-name="Heading_20_3" text:outline-level="3">01-007 - Sl Bs: </text:h>
      <text:p text:style-name="P7">white lace panty, white stockings, without shoes, without bra</text:p>
      <text:h text:style-name="Heading_20_3" text:outline-level="3">01-008 - <text:span text:style-name="T10">Bs</text:span> : </text:h>
      <text:p text:style-name="P12">almost naked, wearing only white stockings,</text:p>
      <text:p text:style-name="P12"/>
      <text:h text:style-name="Heading_20_2" text:outline-level="2">Outfit <text:span text:style-name="T11">4</text:span></text:h>
      <text:p text:style-name="P13">wearing a pair of jeans, <text:span text:style-name="T12">a white</text:span> T-shirt, white sneakers <text:span text:style-name="T13">and a </text:span><text:span text:style-name="T14">green</text:span><text:span text:style-name="T13"> cap</text:span>,</text:p>
      <text:h text:style-name="P14" text:outline-level="3">0<text:span text:style-name="T11">4</text:span>-000 – TS <text:span text:style-name="T15">Jean</text:span> Sl Basket</text:h>
      <text:p text:style-name="P15">wearing a pair of jeans, <text:span text:style-name="T12">a white</text:span> T-shirt and white sneakers,</text:p>
      <text:h text:style-name="P16" text:outline-level="3">0<text:span text:style-name="T11">4</text:span>-00<text:span text:style-name="T11">1</text:span> –<text:span text:style-name="T15">Jean</text:span> Sl Basket</text:h>
      <text:p text:style-name="P13">wearing a pair of jeans and white sneakers, <text:span text:style-name="T13">topless,</text:span></text:p>
      <text:h text:style-name="P17" text:outline-level="3">04-002 - TS Jean Sl</text:h>
      <text:p text:style-name="P18">wearing a pair of jeans and white sneakers, topless,</text:p>
      <text:h text:style-name="P17" text:outline-level="3">0<text:span text:style-name="T11">4</text:span>-00<text:span text:style-name="T16">3</text:span> - TS <text:span text:style-name="T15">Jean</text:span> Sl</text:h>
      <text:p text:style-name="P19">wearing a pair of jeans and a white T-shirt, barefoot,</text:p>
      <text:h text:style-name="P20" text:outline-level="3">04-004 – Jean Sl</text:h>
      <text:p text:style-name="P21">wearing a pair of jeans, <text:span text:style-name="T17">barefoot</text:span>, topless,</text:p>
      <text:h text:style-name="Heading_20_3" text:outline-level="3">04-005 : T-Shirt Sl</text:h>
      <text:p text:style-name="P22">wearing a white T-shirt <text:span text:style-name="T16">and a white panty</text:span>, barefoot,</text:p>
      <text:h text:style-name="Heading_20_3" text:outline-level="3">04-006 : Sl</text:h>
      <text:p text:style-name="P23">wearing a white panty, baferoot, topless</text:p>
      <text:h text:style-name="Heading_20_3" text:outline-level="3">04-007 : x</text:h>
      <text:p text:style-name="P23">completely naked</text:p>
      <text:p text:style-name="P24"/>
      <text:p text:style-name="P25">Prompt</text:p>
      <text:p text:style-name="P25">standing still, front view, full body, plain grey background</text:p>
      <text:p text:style-name="P26">standing still, <text:span text:style-name="T18">back</text:span> view, full body, plain grey background</text:p>
      <text:p text:style-name="P26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loext:graphic-properties draw:fill="none"/>
      <style:paragraph-properties fo:margin-left="1cm" fo:margin-right="0cm" fo:margin-top="0.247cm" fo:margin-bottom="0.212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2T08:55:37.282000000</meta:creation-date>
    <dc:date>2025-10-03T22:30:42.747794000</dc:date>
    <meta:editing-duration>P1DT3H50M34S</meta:editing-duration>
    <meta:editing-cycles>26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51" meta:word-count="321" meta:character-count="1733" meta:non-whitespace-character-count="1454"/>
  </office:meta>
</office:document-meta>
</file>